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10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7-2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6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4-10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4-02-1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11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10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08-0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07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06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04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3-02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12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11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8-2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8-0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5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5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4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2-02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12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11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11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08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08-0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06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04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1-02-0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12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10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07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04-0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20-02-0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12-1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12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10-0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8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8-0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7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6-12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5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4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3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2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9-01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12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11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10-1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9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8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7-1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6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4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3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8-02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11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8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7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6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5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4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3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2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7-01-1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11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11-1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10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9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8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7-1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5-1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4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3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2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6-01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12-1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11-1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10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9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9-0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8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7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6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5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4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3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2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5-01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12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11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10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9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8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7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6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4-2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4-03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12-1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11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9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8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7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6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5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4-0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3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3-02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11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10-3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9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8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7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6-1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5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4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3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2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2-01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12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11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10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9-0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8-1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7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6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5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4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3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1-01-1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0-12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0-11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10-10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9-09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9-03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9-02-1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9-01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12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10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10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8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7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4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2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2-0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8-01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7-10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7-08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7-06-1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7-04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7-0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12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10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08-2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06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04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03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6-02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12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11-0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10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08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06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05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5-02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12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10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09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07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05-0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4-02-0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12-0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10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08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06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04-0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3-02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12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11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9-2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9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8-0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7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4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3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2-13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2-01-10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12-13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11-1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10-11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9-19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8-27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7-19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6-14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5-1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4-19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3-15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2-20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1-01-23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12-16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10-0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8-18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7-20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6-15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5-16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4-18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3-21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2-16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2000-01-2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12-1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11-22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10-25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9-16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8-17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7-15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6-14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5-18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4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3-1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9-01-2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8-1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8-09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8-08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8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7-12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7-09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7-05-2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7-03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97-02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86-03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910066155500</text:p>
          </table:table-cell>
          <table:table-cell office:value-type="string" calcext:value-type="string">
            <text:p>PIEZOMETER RASA D, SALINAS, PR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16" meta:object-count="0"/>
    <meta:user-defined meta:name="AppVersion">3.0</meta:user-defined>
  </office:meta>
</office:document-meta>
</file>